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ffe" officeooo:paragraph-rsid="00105ffe"/>
    </style:style>
    <style:style style:name="P2" style:family="paragraph" style:parent-style-name="Standard">
      <style:text-properties officeooo:rsid="00113659" officeooo:paragraph-rsid="00113659"/>
    </style:style>
    <style:style style:name="T1" style:family="text">
      <style:text-properties officeooo:rsid="00106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배경</text:p>
      <text:p text:style-name="P1">altmetrics과 논문의 피인용수는 상관관계가 낮다.</text:p>
      <text:p text:style-name="P1">altmetrics는 논문의 문헌bookmark와 SNS언급으로 구성된다.</text:p>
      <text:p text:style-name="P1">플랫폼별SNS언급수에서 Twitter압도적.</text:p>
      <text:p text:style-name="P1"/>
      <text:p text:style-name="P1">altmetrics를 논문의 연구,학술적 평가 이외의 평가지표로 쓰일 수 있다. (혹은 쓰이는게 바람직하다)</text:p>
      <text:p text:style-name="P1"/>
      <text:p text:style-name="P1">트위터의 논문 트윗 수, 리트윗 수</text:p>
      <text:p text:style-name="P1">유튜브의 논문(?) 컨텐츠 수, 뷰, 공유 수</text:p>
      <text:p text:style-name="P1"/>
      <text:p text:style-name="P1">내 의견</text:p>
      <text:p text:style-name="P1">유튜브 컨텐츠는 트윗보다도 훨씬 시간이 필요하며 정성이 필요한 작업.</text:p>
      <text:p text:style-name="P1">→1.더 관심을 끌기 쉽다 2.시청자에 대한 전달력이 높다</text:p>
      <text:p text:style-name="P1">→</text:p>
      <text:p text:style-name="P1">→유튜브 컨텐츠 수/뷰 공유 수는 트위터 수보다 논문/분야의 피인용수와 관련이 있다<text:span text:style-name="T1">(?)</text:span></text:p>
      <text:p text:style-name="P1"/>
      <text:p text:style-name="P1">가설</text:p>
      <text:p text:style-name="P1">1.애당초 유튜브에서 논문 직접 언급 비율은 매우 적다.</text:p>
      <text:p text:style-name="P1">1.1 애당초 유튜브에서 논문 키워드 언급 비율은 매우 적다.</text:p>
      <text:p text:style-name="P1">2.</text:p>
      <text:p text:style-name="P1">3. 근래 논문일수록 <text:s/>직접언급/키워드 언급 비율이 높다.</text:p>
      <text:p text:style-name="P2">4. 일본 유튜버는 일본어 논문 키워드(일본어) 언급 비율이 외국 논문 키워드(영어) 언급 비율보다 높다.</text:p>
      <text:p text:style-name="P2">5. 분야에 따라 키워드 언급 비율에 유의차가 있다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15:47.144955452</meta:creation-date>
    <meta:generator>LibreOffice/5.1.6.2$Linux_X86_64 LibreOffice_project/10m0$Build-2</meta:generator>
    <dc:date>2020-04-09T17:00:29.617466238</dc:date>
    <meta:editing-duration>PT2M40S</meta:editing-duration>
    <meta:editing-cycles>1</meta:editing-cycles>
    <meta:document-statistic meta:table-count="0" meta:image-count="0" meta:object-count="0" meta:page-count="1" meta:paragraph-count="19" meta:word-count="358" meta:character-count="515" meta:non-whitespace-character-count="416"/>
  </office:meta>
</office:document-meta>
</file>